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background-color="#ffffff"/>
    </style:style>
    <style:style style:name="P2" style:family="paragraph" style:parent-style-name="Standard">
      <loext:graphic-properties draw:fill-gradient-name="gradient" draw:fill-hatch-name="hatch"/>
      <style:paragraph-properties fo:margin-left="0cm" fo:margin-right="0cm" fo:line-height="150%" fo:text-align="end" style:justify-single-word="false" fo:hyphenation-ladder-count="no-limit" fo:text-indent="1.252cm" style:auto-text-indent="false" style:writing-mode="lr-tb"/>
      <style:text-properties style:font-name="Liberation Serif1" fo:font-size="14pt" fo:font-weight="bold" officeooo:paragraph-rsid="00106eb3" style:letter-kerning="true" style:font-name-asian="Andale Sans UI" style:font-size-asian="14pt" style:font-weight-asian="bold" style:font-size-complex="14pt" style:font-weight-complex="bold" fo:hyphenate="false" fo:hyphenation-remain-char-count="2" fo:hyphenation-push-char-count="2" loext:hyphenation-no-caps="false"/>
    </style:style>
    <style:style style:name="P3" style:family="paragraph" style:parent-style-name="Standard">
      <loext:graphic-properties draw:fill-gradient-name="gradient" draw:fill-hatch-name="hatch"/>
      <style:paragraph-properties fo:margin-left="0cm" fo:margin-right="0cm" fo:line-height="150%" fo:text-align="end" style:justify-single-word="false" fo:hyphenation-ladder-count="no-limit" fo:text-indent="1.252cm" style:auto-text-indent="false" style:writing-mode="lr-tb"/>
      <style:text-properties style:font-name="Liberation Serif1" fo:font-size="14pt" fo:font-weight="bold" officeooo:rsid="000ee134" officeooo:paragraph-rsid="00106eb3" style:letter-kerning="true" style:font-name-asian="Andale Sans UI" style:font-size-asian="14pt" style:font-weight-asian="bold" style:font-size-complex="14pt" style:font-weight-complex="bold" fo:hyphenate="false" fo:hyphenation-remain-char-count="2" fo:hyphenation-push-char-count="2" loext:hyphenation-no-caps="false"/>
    </style:style>
    <style:style style:name="P4" style:family="paragraph" style:parent-style-name="Standard">
      <loext:graphic-properties draw:fill-gradient-name="gradient" draw:fill-hatch-name="hatch"/>
      <style:paragraph-properties fo:margin-left="0cm" fo:margin-right="0cm" fo:line-height="150%" fo:text-align="end" style:justify-single-word="false" fo:text-indent="1.252cm" style:auto-text-indent="false"/>
      <style:text-properties style:font-name="Liberation Serif1" fo:font-size="14pt" fo:font-weight="bold" officeooo:rsid="000ee134" officeooo:paragraph-rsid="000ee134" style:letter-kerning="true" style:font-name-asian="Andale Sans UI" style:font-size-asian="14pt" style:font-weight-asian="bold" style:font-size-complex="12pt" style:font-weight-complex="bold"/>
    </style:style>
    <style:style style:name="P5" style:family="paragraph" style:parent-style-name="Standard">
      <loext:graphic-properties draw:fill-gradient-name="gradient" draw:fill-hatch-name="hatch"/>
      <style:paragraph-properties fo:margin-left="0cm" fo:margin-right="0cm" fo:line-height="150%" fo:text-align="center" style:justify-single-word="false" fo:text-indent="1.252cm" style:auto-text-indent="false"/>
      <style:text-properties style:font-name="Liberation Serif1" fo:font-size="14pt" fo:font-weight="bold" officeooo:paragraph-rsid="000ee134" style:font-size-asian="14pt" style:font-weight-asian="bold" style:font-size-complex="14pt" style:font-weight-complex="bold"/>
    </style:style>
    <style:style style:name="P6" style:family="paragraph" style:parent-style-name="Standard">
      <loext:graphic-properties draw:fill-gradient-name="gradient" draw:fill-hatch-name="hatch"/>
      <style:paragraph-properties fo:margin-left="0cm" fo:margin-right="0cm" fo:line-height="150%" fo:text-align="end" style:justify-single-word="false" fo:text-indent="1.252cm" style:auto-text-indent="false"/>
      <style:text-properties style:font-name="Liberation Serif1" fo:font-size="14pt" fo:font-weight="bold" officeooo:paragraph-rsid="000ee134" style:font-size-asian="14pt" style:font-weight-asian="bold" style:font-size-complex="14pt" style:font-weight-complex="bold"/>
    </style:style>
    <style:style style:name="P7" style:family="paragraph" style:parent-style-name="Standard">
      <loext:graphic-properties draw:fill-gradient-name="gradient" draw:fill-hatch-name="hatch"/>
      <style:paragraph-properties fo:margin-left="0cm" fo:margin-right="0cm" fo:line-height="150%" fo:text-align="center" style:justify-single-word="false" fo:text-indent="1.252cm" style:auto-text-indent="false"/>
      <style:text-properties style:font-name="Liberation Serif1" fo:font-size="16pt" fo:font-weight="bold" officeooo:paragraph-rsid="000ee134" style:font-size-asian="16pt" style:font-weight-asian="bold" style:font-size-complex="16pt" style:font-weight-complex="bold"/>
    </style:style>
    <style:style style:name="P8" style:family="paragraph" style:parent-style-name="Standard">
      <loext:graphic-properties draw:fill-gradient-name="gradient" draw:fill-hatch-name="hatch"/>
      <style:paragraph-properties fo:margin-left="0cm" fo:margin-right="0cm" fo:line-height="150%" fo:text-align="center" style:justify-single-word="false" fo:text-indent="1.252cm" style:auto-text-indent="false"/>
      <style:text-properties style:font-name="Liberation Serif1" fo:font-size="16pt" fo:font-weight="bold" officeooo:paragraph-rsid="00106eb3" style:font-size-asian="16pt" style:font-weight-asian="bold" style:font-size-complex="16pt" style:font-weight-complex="bold"/>
    </style:style>
    <style:style style:name="P9" style:family="paragraph" style:parent-style-name="Standard">
      <loext:graphic-properties draw:fill-gradient-name="gradient" draw:fill-hatch-name="hatch"/>
      <style:paragraph-properties fo:margin-left="0cm" fo:margin-right="0cm" fo:line-height="150%" fo:text-align="end" style:justify-single-word="false" fo:text-indent="1.252cm" style:auto-text-indent="false"/>
      <style:text-properties style:font-name="Liberation Serif1" fo:font-size="16pt" fo:font-weight="bold" officeooo:paragraph-rsid="000ee134" style:font-size-asian="16pt" style:font-weight-asian="bold" style:font-size-complex="16pt" style:font-weight-complex="bold"/>
    </style:style>
    <style:style style:name="P10" style:family="paragraph" style:parent-style-name="Standard">
      <loext:graphic-properties draw:fill-gradient-name="gradient" draw:fill-hatch-name="hatch"/>
      <style:paragraph-properties fo:margin-left="0cm" fo:margin-right="0cm" fo:line-height="150%" fo:text-align="center" style:justify-single-word="false" fo:text-indent="1.252cm" style:auto-text-indent="false"/>
      <style:text-properties style:font-name="Liberation Serif1" fo:font-size="16pt" fo:font-weight="bold" officeooo:rsid="000ee134" officeooo:paragraph-rsid="000ee134" style:font-size-asian="16pt" style:font-weight-asian="bold" style:font-size-complex="16pt" style:font-weight-complex="bold"/>
    </style:style>
    <style:style style:name="P11" style:family="paragraph" style:parent-style-name="Standard">
      <loext:graphic-properties draw:fill-gradient-name="gradient" draw:fill-hatch-name="hatch"/>
      <style:paragraph-properties fo:margin-left="0cm" fo:margin-right="0cm" fo:line-height="150%" fo:text-align="end" style:justify-single-word="false" fo:text-indent="1.252cm" style:auto-text-indent="false"/>
      <style:text-properties style:font-name="Liberation Serif1" fo:font-size="16pt" fo:font-weight="bold" officeooo:rsid="000ee134" officeooo:paragraph-rsid="000ee134" style:letter-kerning="true" style:font-name-asian="Andale Sans UI" style:font-size-asian="16pt" style:font-weight-asian="bold" style:font-size-complex="16pt" style:font-weight-complex="bold"/>
    </style:style>
    <style:style style:name="P12" style:family="paragraph" style:parent-style-name="Standard">
      <loext:graphic-properties draw:fill-gradient-name="gradient" draw:fill-hatch-name="hatch"/>
      <style:paragraph-properties fo:margin-left="0cm" fo:margin-right="0cm" fo:line-height="150%" fo:text-align="center" style:justify-single-word="false" fo:text-indent="1.252cm" style:auto-text-indent="false"/>
      <style:text-properties style:font-name="Liberation Serif1" fo:font-weight="bold" officeooo:paragraph-rsid="000ee134" style:font-weight-asian="bold" style:font-weight-complex="bold"/>
    </style:style>
    <style:style style:name="P13" style:family="paragraph" style:parent-style-name="Standard">
      <loext:graphic-properties draw:fill-gradient-name="gradient" draw:fill-hatch-name="hatch"/>
      <style:paragraph-properties fo:margin-left="0cm" fo:margin-right="0cm" fo:line-height="150%" fo:text-align="center" style:justify-single-word="false" fo:text-indent="1.252cm" style:auto-text-indent="false"/>
      <style:text-properties fo:font-size="16pt" fo:font-weight="bold" officeooo:paragraph-rsid="000ee134" style:font-size-asian="16pt" style:font-weight-asian="bold" style:font-size-complex="16pt" style:font-weight-complex="bold"/>
    </style:style>
    <style:style style:name="P14"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15" style:family="paragraph" style:parent-style-name="Standard" style:master-page-name="MPF0">
      <loext:graphic-properties draw:fill-gradient-name="gradient" draw:fill-hatch-name="hatch"/>
      <style:paragraph-properties fo:margin-left="0cm" fo:margin-right="0cm" fo:line-height="150%" fo:text-align="center" style:justify-single-word="false" fo:text-indent="1.252cm" style:auto-text-indent="false" style:page-number="auto" fo:break-before="page"/>
      <style:text-properties style:font-name="Liberation Serif1" fo:font-size="16pt" fo:font-weight="bold" officeooo:paragraph-rsid="00106eb3" style:font-size-asian="16pt" style:font-weight-asian="bold" style:font-size-complex="16pt" style:font-weight-complex="bold"/>
    </style:style>
    <style:style style:name="P16"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Liberation Serif1" fo:font-size="13pt" fo:font-weight="bold" officeooo:rsid="00106eb3" officeooo:paragraph-rsid="00106eb3" style:font-size-asian="13pt" style:font-weight-asian="bold" style:font-size-complex="13pt" style:font-weight-complex="bold"/>
    </style:style>
    <style:style style:name="P17" style:family="paragraph" style:parent-style-name="Standard">
      <style:paragraph-properties fo:text-align="center" style:justify-single-word="false" fo:break-before="page"/>
      <style:text-properties fo:font-weight="bold" style:font-weight-asian="bold" style:font-weight-complex="bold"/>
    </style:style>
    <style:style style:name="P18" style:family="paragraph" style:parent-style-name="Contents_20_1">
      <style:paragraph-properties>
        <style:tab-stops>
          <style:tab-stop style:position="16.499cm" style:type="right" style:leader-style="dotted" style:leader-text="."/>
        </style:tab-stops>
      </style:paragraph-properties>
    </style:style>
    <style:style style:name="P19" style:family="paragraph" style:parent-style-name="Heading_20_1">
      <style:paragraph-properties fo:margin-left="0cm" fo:margin-right="0cm" fo:margin-top="0cm" fo:margin-bottom="0cm" style:contextual-spacing="false" fo:line-height="150%" fo:text-align="center" style:justify-single-word="false" fo:text-indent="1.252cm" style:auto-text-indent="false" fo:break-before="page" fo:padding="0cm" fo:border="none" fo:keep-with-next="always"/>
    </style:style>
    <style:style style:name="P20" style:family="paragraph" style:parent-style-name="Heading_20_1">
      <style:paragraph-properties fo:margin-left="0cm" fo:margin-right="0cm" fo:margin-top="0cm" fo:margin-bottom="0cm" style:contextual-spacing="false" fo:line-height="150%" fo:text-align="center" style:justify-single-word="false" fo:text-indent="1.252cm" style:auto-text-indent="false" fo:break-before="page" fo:padding="0cm" fo:border="none" fo:keep-with-next="always"/>
      <style:text-properties fo:color="#000000" loext:opacity="100%" style:font-name="Liberation Sans" fo:font-size="16pt" fo:font-weight="bold"/>
    </style:style>
    <style:style style:name="P21" style:family="paragraph" style:parent-style-name="Heading_20_1">
      <loext:graphic-properties draw:fill-gradient-name="gradient" draw:fill-hatch-name="hatch"/>
      <style:paragraph-properties fo:margin-left="0cm" fo:margin-right="0cm" fo:margin-top="0cm" fo:margin-bottom="0cm" style:contextual-spacing="false" fo:line-height="150%" fo:text-align="center" style:justify-single-word="false" fo:text-indent="1.252cm" style:auto-text-indent="false" fo:break-before="page"/>
      <style:text-properties fo:color="#000000" loext:opacity="100%" style:font-name="Liberation Sans" fo:font-size="16pt" fo:font-weight="bold" officeooo:rsid="0028cfb9" style:font-size-asian="12.25pt" style:font-size-complex="14pt"/>
    </style:style>
    <style:style style:name="P22" style:family="paragraph" style:parent-style-name="Text_20_body">
      <style:paragraph-properties fo:margin-left="0cm" fo:margin-right="0cm" fo:margin-top="0cm" fo:margin-bottom="0cm" style:contextual-spacing="false" fo:line-height="150%" fo:text-align="justify" style:justify-single-word="false" fo:text-indent="1.252cm" style:auto-text-indent="false" fo:padding="0cm" fo:border="none"/>
    </style:style>
    <style:style style:name="P23" style:family="paragraph" style:parent-style-name="Text_20_body">
      <style:paragraph-properties fo:margin-left="0cm" fo:margin-right="0cm" fo:margin-top="0cm" fo:margin-bottom="0cm" style:contextual-spacing="false" fo:line-height="150%" fo:text-align="justify" style:justify-single-word="false" fo:text-indent="1.252cm" style:auto-text-indent="false" fo:padding="0cm" fo:border="none"/>
      <style:text-properties officeooo:paragraph-rsid="002b2866"/>
    </style:style>
    <style:style style:name="P24" style:family="paragraph" style:parent-style-name="Text_20_body">
      <style:paragraph-properties fo:margin-left="0cm" fo:margin-right="0cm" fo:margin-top="0cm" fo:margin-bottom="0cm" style:contextual-spacing="false" fo:line-height="150%" fo:text-align="justify" style:justify-single-word="false" fo:text-indent="1.252cm" style:auto-text-indent="false" fo:padding="0cm" fo:border="none"/>
      <style:text-properties fo:color="#000000" loext:opacity="100%" style:font-name="Liberation Serif" fo:font-size="14pt"/>
    </style:style>
    <style:style style:name="T1" style:family="text">
      <style:text-properties fo:font-size="14pt" style:font-size-asian="14pt" style:font-size-complex="14pt"/>
    </style:style>
    <style:style style:name="T2" style:family="text">
      <style:text-properties fo:font-size="14pt" officeooo:rsid="000e706d" style:font-size-asian="14pt" style:font-size-complex="14pt"/>
    </style:style>
    <style:style style:name="T3" style:family="text">
      <style:text-properties style:font-name="Liberation Serif1"/>
    </style:style>
    <style:style style:name="T4" style:family="text">
      <style:text-properties style:font-name="Liberation Serif1" officeooo:rsid="000ee134"/>
    </style:style>
    <style:style style:name="T5" style:family="text">
      <style:text-properties officeooo:rsid="000ee134"/>
    </style:style>
    <style:style style:name="T6" style:family="text">
      <style:text-properties officeooo:rsid="00106eb3"/>
    </style:style>
    <style:style style:name="T7" style:family="text">
      <style:text-properties style:letter-kerning="true" style:font-name-asian="Andale Sans UI"/>
    </style:style>
    <style:style style:name="T8" style:family="text">
      <style:text-properties fo:font-size="16pt" style:font-size-asian="16pt" style:font-size-complex="16pt"/>
    </style:style>
    <style:style style:name="T9" style:family="text">
      <style:text-properties fo:font-size="16pt" officeooo:rsid="0014c383" style:font-size-asian="16pt" style:font-size-complex="16pt"/>
    </style:style>
    <style:style style:name="T10" style:family="text">
      <style:text-properties fo:language="ru" fo:country="RU"/>
    </style:style>
    <style:style style:name="T11" style:family="text">
      <style:text-properties fo:color="#000000" loext:opacity="100%"/>
    </style:style>
    <style:style style:name="T12" style:family="text">
      <style:text-properties fo:color="#000000" loext:opacity="100%" style:font-name="Liberation Serif" fo:font-size="14pt"/>
    </style:style>
    <style:style style:name="T13" style:family="text">
      <style:text-properties fo:color="#000000" loext:opacity="100%" style:font-name="Liberation Serif" fo:font-size="14pt" officeooo:rsid="002b2866"/>
    </style:style>
    <style:style style:name="T14" style:family="text">
      <style:text-properties fo:color="#000000" loext:opacity="100%" style:font-name="Liberation Serif" fo:font-size="14pt" officeooo:rsid="002c1766"/>
    </style:style>
    <style:style style:name="T15" style:family="text">
      <style:text-properties fo:color="#000000" loext:opacity="100%" style:font-name="Liberation Serif" fo:font-size="16pt" fo:font-weight="bold"/>
    </style:style>
    <style:style style:name="T16" style:family="text">
      <style:text-properties fo:color="#000000" loext:opacity="100%" style:font-name="Liberation Serif" fo:font-size="12pt"/>
    </style:style>
    <style:style style:name="T17" style:family="text">
      <style:text-properties fo:color="#000000" loext:opacity="100%" style:font-name="Liberation Sans" fo:font-size="16pt" fo:font-weight="bold"/>
    </style:style>
    <style:style style:name="T18" style:family="text">
      <style:text-properties fo:color="#000080" loext:opacity="100%" style:font-name="Liberation Serif" fo:font-size="14pt" style:text-underline-style="solid" style:text-underline-width="auto" style:text-underline-color="font-color"/>
    </style:style>
    <style:style style:name="T19" style:family="text">
      <style:text-properties fo:font-size="13pt" style:font-size-asian="13pt" style:font-size-complex="13pt"/>
    </style:style>
    <style:style style:name="T20" style:family="text">
      <style:text-properties officeooo:rsid="002c1766"/>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М</text:span>ИНИСТЕРСТВО НАУКИ И ВЫСШЕГО ОБРАЗОВАНИЯ РОССИЙСКОЙ ФЕДЕРАЦИИ</text:p>
      <text:p text:style-name="P8">ФЕДЕРАЛЬНОЕ ГОСУДАРСТВЕННОЕ БЮДЖЕТНОЕ ОБРАЗОВАТЕЛЬНОЕ УЧРЕЖДЕНИЕ ВЫСШЕГО ОБРАЗОВАНИЯ</text:p>
      <text:p text:style-name="P8">«РЯЗАНСКИЙ ГОСУДАРСТВЕННЫЙ РАДИОТЕХНИЧЕСКИЙ УНИВЕРСИТЕТ и<text:span text:style-name="T5">мени</text:span> В.Ф. <text:span text:style-name="T5">У</text:span>ТКИНА»</text:p>
      <text:p text:style-name="P5"/>
      <text:p text:style-name="P7"><text:span text:style-name="T5">К</text:span>АФЕДРА <text:span text:style-name="T5">ФИЗИЧЕСКОГО ВОСПИТАНИЯ</text:span></text:p>
      <text:p text:style-name="P10"/>
      <text:p text:style-name="P10">РЕФЕРАТ</text:p>
      <text:p text:style-name="P10">НА ТЕМУ:</text:p>
      <text:p text:style-name="P13"><text:span text:style-name="T4">«П</text:span><text:span text:style-name="T3">РОБЛЕМЫ СОВРЕМЕННОГО МЕЖДУНАРОДНОГО СПОРТИВНОГО ДВИЖЕНИЯ</text:span><text:span text:style-name="T4">»</text:span></text:p>
      <text:p text:style-name="P5"/>
      <text:p text:style-name="P6"/>
      <text:p text:style-name="P9"><text:s/><text:span text:style-name="T7">Выполнил:</text:span></text:p>
      <text:p text:style-name="P4">Студент гр. 445</text:p>
      <text:p text:style-name="P4">Гукало Д.Г.</text:p>
      <text:p text:style-name="P11">Проверил:</text:p>
      <text:p text:style-name="P2">ст. пр. каф. <text:span text:style-name="T6">ФВ</text:span></text:p>
      <text:p text:style-name="P14"><text:bookmark-start text:name="__RefHeading___Toc4968_1485001305"/><text:span text:style-name="T5">Кузнецова Е.</text:span><text:span text:style-name="T6">В.</text:span><text:bookmark-end text:name="__RefHeading___Toc4968_1485001305"/></text:p>
      <text:p text:style-name="P3"/>
      <text:p text:style-name="P6"/>
      <text:p text:style-name="P5"/>
      <text:p text:style-name="P12"><text:span text:style-name="T1">Рязань 202</text:span><text:span text:style-name="T2">4</text:span></text:p>
      <text:p text:style-name="P17"><text:bookmark-start text:name="__RefHeading___Toc4970_1485001305"/><text:span text:style-name="T9">С</text:span><text:span text:style-name="T8">одержание</text:span><text:bookmark-end text:name="__RefHeading___Toc4970_1485001305"/></text:p>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776_1479585925" text:style-name="Index_20_Link" text:visited-style-name="Index_20_Link"><text:span text:style-name="T19">Введение<text:tab/>3</text:span></text:a></text:p>
          <text:p text:style-name="P18"><text:a xlink:type="simple" xlink:href="#__RefHeading___Toc778_1479585925" text:style-name="Index_20_Link" text:visited-style-name="Index_20_Link"><text:span text:style-name="T19">Глава 1. Коррупция и финансовые нарушения в международном спорте<text:tab/>4</text:span></text:a></text:p>
          <text:p text:style-name="P18"><text:a xlink:type="simple" xlink:href="#__RefHeading___Toc780_1479585925" text:style-name="Index_20_Link" text:visited-style-name="Index_20_Link"><text:span text:style-name="T19">Глава 2. Допинг и этика в спорте<text:tab/>11</text:span></text:a></text:p>
          <text:p text:style-name="P18"><text:a xlink:type="simple" xlink:href="#__RefHeading___Toc782_1479585925" text:style-name="Index_20_Link" text:visited-style-name="Index_20_Link"><text:span text:style-name="T19">Глава 3. Политическое вмешательство и конфликты в международном спорте<text:tab/>17</text:span></text:a></text:p>
          <text:p text:style-name="P18"><text:a xlink:type="simple" xlink:href="#__RefHeading___Toc784_1479585925" text:style-name="Index_20_Link" text:visited-style-name="Index_20_Link"><text:span text:style-name="T19">Заключение<text:tab/>23</text:span></text:a></text:p>
          <text:p text:style-name="P18"><text:a xlink:type="simple" xlink:href="#__RefHeading___Toc786_1479585925" text:style-name="Index_20_Link" text:visited-style-name="Index_20_Link"><text:span text:style-name="T19">Список использованных источников<text:tab/>24</text:span></text:a></text:p>
        </text:index-body>
      </text:table-of-content>
      <text:p text:style-name="P16"/>
      <text:h text:style-name="P21" text:outline-level="1"><text:bookmark-start text:name="__RefHeading___Toc776_1479585925"/><text:bookmark text:name="__RefHeading___Toc4972_1485001305"/>Введение<text:bookmark-end text:name="__RefHeading___Toc776_1479585925"/></text:h>
      <text:p text:style-name="P23"><text:span text:style-name="T12">Современное международное спортивное движение стало неотъемлемой частью современной культуры и общества, привлекая внимание миллионов людей по всему миру. Однако вместе с популярностью спорта возникают и ряд проблем, которые затрагивают его различные аспекты. Эти проблемы включают в себя коррупцию, допинг, политическое вмешательство, коммерциализацию спорта, нарушения прав человека и другие аспекты, оказывающие негативное влияние на развитие международного спортивного сообщества.</text:span></text:p>
      <text:p text:style-name="P23"><text:span text:style-name="T13">Целью данного реферата является рассмотрение и анализ вызовов, с которыми сталкивается международное спортивное движения.</text:span></text:p>
      <text:p text:style-name="P23"><text:span text:style-name="T13">Задачей данного реферата является демонстрация того, как </text:span><text:span text:style-name="T14">ко</text:span><text:span text:style-name="T13">ррупция и финансовые нарушения, допинг и политизация спорта влияют </text:span><text:span text:style-name="T14">на всё международное спортивное движение, а также то, как спортивные союзы и организации борются с этими проблема на глобальном и локальном уровнях.</text:span></text:p>
      <text:h text:style-name="P19" text:outline-level="1"><text:bookmark-start text:name="__RefHeading___Toc778_1479585925"/><text:bookmark text:name="__RefHeading___Toc4974_1485001305"/><text:span text:style-name="T15">Глава 1. Коррупция и финансовые нарушения в международном спорте</text:span><text:bookmark-end text:name="__RefHeading___Toc778_1479585925"/></text:h>
      <text:p text:style-name="P22"><text:span text:style-name="T12">Проблема коррупции и финансовых нарушений в международном спорте является одной из наиболее острых и вызывающих общественное беспокойство. Стремительное развитие спортивной индустрии, сопровождаемое огромными денежными потоками, привлекает внимание не только спортсменов и болельщиков, но и корыстных элементов, готовых использовать спорт для личной выгоды.</text:span></text:p>
      <text:p text:style-name="P22"><text:span text:style-name="T12">Коррупция и финансовые нарушения угрожают честности, прозрачности и доверию к спортивным соревнованиям, подрывая основы спортивных ценностей. Недобросовестные действия влияют не только на исход соревнований, но и на само будущее спорта как явления, способного вдохновлять и объединять людей по всему миру.</text:span></text:p>
      <text:p text:style-name="P22"><text:span text:style-name="T12">Коррупция в спорте имеет очень разнообразные проявления. Одно из них — манипулирование результатами спортивных соревнований. Подобная форма неправомерной деятельности встречается практически во всех видах спорта, в которые вкладываются большие деньги: от традиционных до современных, например, киберспортивных дисциплин. Нередко договорные матчи организуются преступными группировками, владеющими</text:span><text:span text:style-name="T11"> </text:span><text:span text:style-name="T12">нелегальными тотализаторами: их посредники подкупают спортсменов, а также тренеров, спортивных менеджеров или судей для того, чтобы тем или иным образом повлиять на результаты соревнования и впоследствии иметь возможность получить сверхприбыль на ставках.</text:span></text:p>
      <text:p text:style-name="P22"><text:span text:style-name="T12">Договорные матчи — далеко не единственное проявление коррупции в спорте. Не меньшего внимания заслуживают практики взяточничества в детско-юношеских спортивных школах, «откаты» при трансферах (переходы игроков между клубами), использование финансовых вложений в спорт для того, чтобы замаскировать подкуп, или для отмывания денег и т.д. Одной из наиболее острых проблем остается коррупция в национальных и </text:span><text:soft-page-break/><text:span text:style-name="T12">международных спортивных федерациях и организациях: соответствующие риски возникают во время отбора и назначения на руководящие должности, при распределении денежных средств, прав на трансляцию соревнований, рекламных контрактов, при определении стран-хозяек крупных спортивных мероприятий и т.д </text:span><text:span text:style-name="T13">[1]</text:span><text:span text:style-name="T12">.</text:span></text:p>
      <text:p text:style-name="P22"><text:span text:style-name="T12">Так, одним из самых заметных коррупционных скандалов последних лет стал</text:span><text:span text:style-name="T11"> </text:span><text:span text:style-name="T12">«ФИФА-гейт». В мае 2015 года сразу несколько десятков действующих сотрудников ФИФА были арестованы по подозрению в получении взяток на общую сумму более $150 млн. Согласно материалам дела, одной из целей коррупционных действий был выбор стран для проведения чемпионатов мира по футболу. В общей сложности к ответственности были привлечены 18 физических лиц и две компании. Одной из интересных особенностей дела стало применение правоохранительными органами США антикоррупционного законодательства экстратерриториального действия, в частности — Закона об организациях, подверженных рэкету и коррупции (RICO), предусматривающего наказание за инвестирование полученных в результате неправомерной деятельности капиталов. Расследование фактов подкупа должностных лиц ФИФА принесло интересные результаты: так, в</text:span><text:span text:style-name="T11"> </text:span><text:span text:style-name="T12">апреле 2020 года Минюст США заявил о выдвижении обвинений в отношении сотрудников исполнительного комитета организации по факту получения взяток за поддержку решения о проведении чемпионатов мира по футболу в России (в 2018 году) и в Катаре (в 2022 году) [1].</text:span></text:p>
      <text:p text:style-name="P22"><text:span text:style-name="T12">На сегодняшний день растет понимание того, что эффективное противодействие коррупции в спорте требует специфических, в том числе нормативно-правовых и организационных, решений и выделения существенных ресурсов для их реализации. Этому во многом способствует активная позиция международных организаций.</text:span></text:p>
      <text:p text:style-name="P22"><text:soft-page-break/><text:span text:style-name="T12">Так, в 2017 году на седьмой сессии Конференции государств-участников Конвенции Организации Объединенных Наций против коррупции (Conference of the States Parties to the United Nations Convention against Corruption - CoSP) была впервые принята отдельная резолюция, “О коррупции в спорте”, которая была поддержана 183 государствами. В ее развитие в 2019 году, на восьмой сессии CoSP, по инициативе Российской Федерации была принята дополнительная резолюция, предполагающая, в числе прочего, проведение УНП ООН масштабного исследования по теме коррупции в спорте.</text:span></text:p>
      <text:p text:style-name="P22"><text:span text:style-name="T12">На уровне Совета Европы в сентябре 2014 года была подготовлена Конвенция Совета Европы против манипулирования спортивными соревнованиями, в соответствии с которой стороны обязуются обеспечивать возможность уголовного преследования за манипулирование спортивными соревнованиями, предпринимать действия по предупреждению конфликта интересов между букмекерскими конторами и спортивными организациями, а также бороться с незаконными тотализаторами. На данный момент Конвенцию ратифицировали 6 стран, еще 32 страны, в том числе Россия, подписали, но не ратифицировали данное соглашение.</text:span></text:p>
      <text:p text:style-name="P22"><text:span text:style-name="T12">Отдельно следует отметить международные усилия в области расследования коррупционных преступлений. Так, с 2011 года в Интерполе действует Рабочая группа по борьбе с договорными матчами, в которую входят 75 стран, включая Россию. Интерпол сотрудничает с МОК, Советом Европы и другими международными организациями и направляет своих специалистов на все крупнейшие соревнования.</text:span></text:p>
      <text:p text:style-name="P22"><text:span text:style-name="T12">В 2016 году участники Саммита по борьбе с коррупцией приветствовали инициативу по учреждению международного партнерства по борьбе с коррупцией в спорте. Позднее в том же году инициатива была поддержана Конференцией министров по делам спорта Совета Европы. В результате этого в феврале2017 года МПБКС приступило к своей работе. </text:span><text:soft-page-break/><text:span text:style-name="T12">МПБКС представляет собой многостороннюю платформу, призванную объединить международные спортивные</text:span><text:span text:style-name="T11"> </text:span><text:span text:style-name="T12">организации, правительства, межправительственные организации и другие соответствующие заинтересованные стороны в целях поддержки и активизации усилий по искоренению коррупции и поощрению культуры благого управления в спорте и связанных с ним секторах [2].</text:span></text:p>
      <text:p text:style-name="P22"><text:span text:style-name="T12">Центральным органом МПБКС является руководящий комитет, в состав которого входят представители правительств, международных организаций и международных спортивных организаций. Подготовкой повестки дня и организационных механизмов руководящего комитета и их поддержкой занимается бюро, в состав которого входят пять партнеров-соучредителей, а именно МОК, ОЭСР, Совет Европы, Соединенное Королевство и УНП ООН.</text:span></text:p>
      <text:p text:style-name="P22"><text:span text:style-name="T12">Повышение внимания к проблеме противодействия коррупции в спорте</text:span><text:span text:style-name="T11"> </text:span><text:span text:style-name="T12">проявляется и в том, что в последние годы был запущен целый ряд специализированных международных инициатив, в том числе с участием организаций гражданского общества, например: Расширенное частичное открытое соглашение по спорту (Enlarged Partial Agreement</text:span><text:span text:style-name="T11"> </text:span><text:span text:style-name="T12">on Sport - EPAS), Международный центр спортивной безопасности (The International Centre for Sport Security - ICSS), Международное партнерство против коррупции в спорте (International Partnership Against Corruption in Sport - IPACS), “Play the Game” и т.д.</text:span></text:p>
      <text:p text:style-name="P22"><text:span text:style-name="T12">Глобальный альянс по обеспечение честности и неподкупности в спорте (СИГА) был создан в 2017 году. Он был учрежден в соответствии со швейцарским законодательством как некоммерческая организация, осуществляющая свою деятельность «под управлением независимого, нейтрального и глобального органа в целях обеспечения глобального руководства, поощрения благого управления и защиты принципов честности и неподкупности в спорте на основе комплекса универсальных стандартов».</text:span></text:p>
      <text:p text:style-name="P22"><text:soft-page-break/><text:span text:style-name="T12">СИГА осуществляет деятельность в рамках пяти стратегических областей: благое управление в спорте; финансовая добросовестность в сфере спорта; безупречность букмекерских операций; средства массовой информации, спонсорская поддержка и честность и неподкупность в спорте; а также развитие молодежи и защита детей. Решение по каждой из областей принимает постоянный комитет </text:span><text:span text:style-name="T13">[2]</text:span><text:span text:style-name="T12">.</text:span></text:p>
      <text:p text:style-name="P22"><text:span text:style-name="T12">На национальном уровне многими странами принимаются законы, устанавливающие меры по предупреждению коррупционных преступлений в спорте, а также вводится или ужесточается уголовная ответственность за их совершение. Например, в Российской Федерации меры по предотвращению манипулирования спортивными соревнованиями и борьбе с ними предусматриваются статьей 26.2. Федерального закона №329-ФЗ "О физической культуре и спорте в Российской Федерации", а ответственность за оказание противоправного влияния на результат спортивного соревнования регулируется статьей 184 Уголовного Кодекса РФ.</text:span></text:p>
      <text:p text:style-name="P22"><text:span text:style-name="T12">Таким образом, становится видно, что имеет место тенденция к уделению приоритетного внимания предупредительным мерам как основному способу защиты спорта от коррупции и укрепления его честности и неподкупности. Это делается путем разработки законов, кодексов поведения, правил и политики. Также в целях повышения эффективности управления в области спорта широко используются инициативы по организации обучения и профессиональной подготовки.</text:span></text:p>
      <text:p text:style-name="P22"><text:span text:style-name="T12">Кроме того, сложилась тенденция в отношении разработки механизмов сдерживания и карательных механизмов. Это привело к созданию специализированных органов, о чем свидетельствуют многие примеры, приведённые в данной главе. Основными участниками данных механизмов являются государственные органы, спортивные организации и другие соответствующие заинтересованные стороны, сотрудничество между </text:span><text:soft-page-break/><text:span text:style-name="T12">которыми призвано содействовать проведению расследований, а также обмену информацией и передовым опытом.</text:span></text:p>
      <text:p text:style-name="P22"><text:span text:style-name="T12">Сотрудничество и координация имеют важнейшее значение для обмена знаниями и укрепления потенциала в целях разработки и осуществления всеобъемлющих и комплексных стратегий по борьбе с коррупцией. Разработанные во всем мире правовые инструменты, главным образом Конвенция против коррупции, могут более эффективно использоваться в целях поощрения и разработки политики по борьбе с коррупцией в спортивном секторе с учетом конкретных реальных потребностей каждого государства и каждой спортивной организации, что, в свою очередь, будет способствовать снижению уровня коррупции в спорте.</text:span></text:p>
      <text:p text:style-name="P22"><text:span text:style-name="T12">Исследование проблемы коррупции и финансовых нарушений в международном спорте позволяет нам увидеть, что эти</text:span><text:span text:style-name="T11"> </text:span><text:span text:style-name="T12">явления имеют разрушительное воздействие на честность, прозрачность и доверие к спортивным соревнованиям. Негативные последствия коррупции не ограничиваются лишь спортивными достижениями, но также затрагивают общественную мораль, законность и образ жизни.</text:span></text:p>
      <text:p text:style-name="P22"><text:span text:style-name="T12">Борьба с коррупцией в спорте требует комплексного подхода, включающего в себя активное участие спортивных организаций, правительственных структур, общественности и международных организаций. Прозрачность финансовых операций, соблюдение этических норм, строгое наказание за нарушения и повышение осведомленности общества о проблеме коррупции – ключевые шаги на пути к честному и прозрачному международному спорту.</text:span></text:p>
      <text:p text:style-name="P22"><text:span text:style-name="T12">Сохранение ценностей спорта, его роли в социуме и способности вдохновлять миллионы людей по всему миру зависит от того, как успешно мы сможем справиться с вызовами коррупции и финансовых нарушений в спорте. Только совместными усилиями можно</text:span><text:span text:style-name="T11"> </text:span><text:span text:style-name="T12">обеспечить будущее спорта, </text:span><text:soft-page-break/><text:span text:style-name="T12">которое будет служить благу человечества и вдохновлять на новые свершения.</text:span></text:p>
      <text:h text:style-name="P19" text:outline-level="1"><text:bookmark-start text:name="__RefHeading___Toc780_1479585925"/><text:bookmark text:name="__RefHeading___Toc4976_1485001305"/><text:span text:style-name="T15">Глава 2. Допинг и этика в спорте</text:span><text:bookmark-end text:name="__RefHeading___Toc780_1479585925"/></text:h>
      <text:p text:style-name="P22"><text:span text:style-name="T12">Допинг и этика в спорте представляют собой актуальную и сложную проблематику, затрагивающую не только спортсменов и спортивные организации, но и общество в целом. В последние десятилетия вопрос использования запрещенных веществ в спорте стал темой все более глубоких дискуссий и разногласий.</text:span></text:p>
      <text:p text:style-name="P22"><text:span text:style-name="T12">Этика, как фундаментальный аспект человеческого поведения, играет ключевую роль в спорте, определяя правила игры, честной конкуренции и уважения к соперникам. Однако практика допинга противоречит этим принципам, подрывая основы спортивной этики и оскверняя результаты достижений спортсменов.</text:span></text:p>
      <text:p text:style-name="P22"><text:span text:style-name="T12">Международное олимпийское </text:span><text:span text:style-name="T13">современное</text:span><text:span text:style-name="T12"> наследие насчитывает 130 лет и достаточно четко определяет нормативно-правовые аспекты спортивного регламента: Олимпийская хартия 1894 г., Международная хартия физического воспитания и спорта, провозглашенная Генеральной конференцией ООН в Париже 21 ноября 1978 г.; Устав международного спортивного арбитражного суда 1984 г., Конвенция против применения допинга 1989 г., Спортивная хартия Европы, принятая 7-й конференцией министров по спорту европейских стран в г. Родос 15 мая1992 г.; Кодекс спортивного арбитража 1994 г., Антидопинговый кодекс олимпийского движения 1999 г., Международная конвенция о борьбе с допингом в спорте2005 г., Медицинский кодекс Международного олимпийского комитета 2009 г. и др.</text:span></text:p>
      <text:p text:style-name="P22"><text:span text:style-name="T12">Всемирное антидопинговое агентство (ВАДА) выступает в качестве методологического и координирующего центра, который направляет работу основных</text:span><text:span text:style-name="T11"> </text:span><text:span text:style-name="T12">антидопинговых организаций для отдельных стран и видов спорта — национальные антидопинговые организации и международные федерации, которые разрабатывают свои правила, соответствующие основным положениям Кодекса ВАДА, а также приводят механизмы реализации </text:span><text:soft-page-break/><text:span text:style-name="T12">положений названного Кодекса, учитывая условия страны или определенного вида спорта[3].</text:span></text:p>
      <text:p text:style-name="P22"><text:span text:style-name="T12">Существует Всемирная антидопинговая программа, которая введена Кодексом ВАДА, а также другими документами агентства. Как отмечает М.В. Тимец, данная программа «имеет три уровня, где документы первого и второго уровня носят императивный (обязательный) характер для всех антидопинговых и спортивных организаций, а документы третьего уровня носят рекомендательный характер».</text:span></text:p>
      <text:p text:style-name="P22"><text:span text:style-name="T12">Уровень первый — Всемирный антидопинговый кодекс ВАДА 2015 г. (принят 03 марта 2003 г. в Копенгагене на Всемирной конференции по борьбе с допингом в спорте). Он содержит антидопинговые правила, которым должны следовать спортсмены и антидопинговые организации во всех странах и видах спорта, а также позволяет унифицировать принципы борьбы с допингом — одна схема для взятия пробы у всех спортсменов, одни и те же санкции для нарушителей одинаковых правил и т.п.</text:span></text:p>
      <text:p text:style-name="P24">Уровень второй — международные стандарты.</text:p>
      <text:p text:style-name="P24">Стандарт списка запрещенных к употреблению во время соревнований методов и веществ публикуется один раз в год в виде перечня недопустимых препаратов.</text:p>
      <text:p text:style-name="P24">Стандарт для спортсмена, получившего подтверждение на использование препаратов для терапевтического лечения, необходимо четко следовать предписаниям по употреблению подобных веществ в связи с правилами организации контроля.</text:p>
      <text:p text:style-name="P22"><text:span text:style-name="T12">Стандарт тестирования начинается с процедуры ознакомления атлета о взятии проб и об отправлении его данных в лабораторию — все эти шаги расписаны и определены для достижения четкого и направленного проведения тестов, а также для персонификации и неподдельности анализов спортсмена.</text:span></text:p>
      <text:p text:style-name="P24"><text:soft-page-break/>Стандарт лабораторий определяет извлечение истинных данных при рассмотрении проб на допинг.</text:p>
      <text:p text:style-name="P24">Стандарт противодействия допинга в спорте поддерживает практически любую информацию, которая поможет выявить применение запрещенных препаратов во время тренировок спортсменов, а также на спортивных мероприятиях.</text:p>
      <text:p text:style-name="P24">Уровень третий — деятельность и требования ВАДА. Разработан и создан для эффективной работы с нормативными документами при осуществлении главных мероприятий по выявлению запрещенных препаратов <text:span text:style-name="T20">[3]</text:span>.</text:p>
      <text:p text:style-name="P22"><text:span text:style-name="T12">Международный олимпийский комитет (МОК), законодательства многих стран, Всемирное антидопинговое агентство (ВАДА) определяют существующий на сегодня порядок употребления атлетами веществ и способов для увеличения их трудоспособности и выносливости, запрещают сам факт применения подобных препаратов спортсменами.</text:span></text:p>
      <text:p text:style-name="P22"><text:span text:style-name="T12">В свою очередь государственная политика РФ строго определяет систему четкого контроля за использованием запрещенных препаратов в области спорта. Правительство России полностью поддерживает все требования международных организаций через принятие государственных мер по запрещению допинговых веществ на всей территории РФ, поддерживает требования по выявлению запрещенных субстанций на всех уровнях спортивной активности и способствует их полному отчуждению атлетами.</text:span></text:p>
      <text:p text:style-name="P22"><text:span text:style-name="T12">Необходимость включения в российское законодательство специальных положений, касающихся использования допинговых средств и (или) методов в спорте, возникла в момент ратификации РФ Конвенции против применения допинга EST № 135, подписанной 16 ноября 1989 г. в Страсбурге, и Международной конвенции о борьбе с допингом в спорте.</text:span></text:p>
      <text:p text:style-name="P22"><text:soft-page-break/><text:span text:style-name="T12">Федеральный закон «О физической культуре и спорте в Российской Федерации» от 04 декабря 2007 г. </text:span><text:span text:style-name="T11">№ </text:span><text:span text:style-name="T12">329-ФЗ ст. 26 предусматривает все виды нарушений антидопингового правила и устанавливает обязанности Общероссийской антидопинговой организации, а также предусматривает меры по предотвращению вмешательства в результаты официальных спортивных соревнований.</text:span></text:p>
      <text:p text:style-name="P24">Перечень допинговых средств и методов утверждается федеральным органом исполнительной власти, уполномоченным Правительством Российской Федерации (в настоящее время это Министерство спорта РФ).</text:p>
      <text:p text:style-name="P22"><text:span text:style-name="T12">В соответствии с ч. 3 ст. 348.2 Трудового кодекса РФ закреплена обязанность спортсменов проходить допинг-контроль, чего требует трудовой договор в части соблюдения общероссийских антидопинговых правил и антидопинговых правил, утвержденных международными организациями [4]. В области уголовно-правового регулирования законодательство</text:span><text:span text:style-name="T11"> </text:span><text:span text:style-name="T12">предусматривает ответственность за склонение спортсмена к использованию субстанций и (или) методов, запрещенных для использования в спорте (ст. 230.1 УК РФ) [5]. Санкции, которые предусматривает данная статья, варьируются от штрафа и лишения специального звания до ограничения свободы.</text:span></text:p>
      <text:p text:style-name="P22"><text:span text:style-name="T12">В развитие положений Всемирного антидопингового кодекса в Российской Федерации был принят Федеральный закон от 6 декабря 2011 г. № 413-ФЗ «О внесении изменений в Кодекс Российской Федерации об административных правонарушениях и статьи 26 и 26.1 Федерального закона «О физической культуре и спорте в Российской Федерации», а также была дополнена ст. 6.18 гл. 6 КоАП РФ [6].</text:span></text:p>
      <text:p text:style-name="P22"><text:span text:style-name="T12">Данная статья определяет, что за нарушение требований, закрепленных законом РФ о спорте и физической культуре, в части недопущения запрещенных веществ и методов в мир спорта, предусмотрена процедура </text:span><text:soft-page-break/><text:span text:style-name="T12">отстранения тренеров, спортивных врачей или массажистов, нарушивших антидопинговые требования.</text:span></text:p>
      <text:p text:style-name="P22"><text:span text:style-name="T12">В юридической науке проблема спортивной дисквалификации уже давно является предметом оживленной дискуссии, где, в частности, предлагается возложить ответственность на родителей несовершеннолетних спортсменов в вопросе применения запрещенных препаратов. По мнению Е.Е. Стасеева, «вводя ответственность родителей и иных законных представителей, необходимо отразить ответственность и иных лиц, на которых возложены обязанности по обучению и воспитанию несовершеннолетних».</text:span></text:p>
      <text:p text:style-name="P22"><text:span text:style-name="T12">Стоит отметить, что атлет должен добросовестно исполнять свои обязательства, но не чужие поручительства. Атлет не должен зависеть от некачественного проведения экспертиз по выявлению у него допинга. Кроме того, спортсмен не обязан подвергаться административным наказаниям за применение субстанций, которые не опубликованы административными ресурсами и не присутствуют в официальном списке запрещенных средств </text:span><text:span text:style-name="T14">[3]</text:span><text:span text:style-name="T12">.</text:span></text:p>
      <text:p text:style-name="P22"><text:span text:style-name="T12">В итоге изучения проблемы допинга и этики в спорте становится очевидным, что использование запрещенных веществ несовместимо с основными принципами справедливости, честной игры и уважения к соперникам. Допинг порочно влияет на здоровье спортсменов, подрывает основные принципы спорта и разрушает доверие общества к результатам спортивных соревнований.</text:span></text:p>
      <text:p text:style-name="P22"><text:span text:style-name="T12">Осознание пагубности допинга для спорта и его ценностей побуждает людей к поиску эффективных мер борьбы с этим феноменом как со стороны</text:span><text:span text:style-name="T11"> </text:span><text:span text:style-name="T12">спортивных организаций, так и общества в целом. Важным шагом в этом направлении является пропаганда здорового образа жизни, повышение информированности спортсменов о последствиях допинга, ужесточение контроля за его использованием и наказание нарушителей.</text:span></text:p>
      <text:p text:style-name="P22"><text:soft-page-break/><text:span text:style-name="T12">Спорт должен оставаться ареной для демонстрации выдающихся способностей, честной игры и вдохновляющих достижений, которые способны объединять людей и вдохновлять на новые свершения. Только при соблюдении принципов этики спорт может сохранить свое значение как мощное социокультурное явление, способное принести пользу обществу и вдохновлять поколения спортсменов на великие свершения.</text:span></text:p>
      <text:h text:style-name="P19" text:outline-level="1"><text:bookmark-start text:name="__RefHeading___Toc782_1479585925"/><text:bookmark text:name="__RefHeading___Toc4978_1485001305"/><text:span text:style-name="T15">Глава 3. Политическое вмешательство и конфликты в международном спорте</text:span><text:bookmark-end text:name="__RefHeading___Toc782_1479585925"/></text:h>
      <text:p text:style-name="P22"><text:span text:style-name="T12">В международном спорте, который традиционно считается средством сближения народов и развития дипломатических отношений, все чаще наблюдаются случаи политического вмешательства и конфликтов. Политика и спорт, две сферы, казалось бы, далекие друг от друга, все чаще переплетаются, создавая напряженную обстановку и угрожая целостности спортивного движения.</text:span></text:p>
      <text:p text:style-name="P22"><text:span text:style-name="T12">Политическое вмешательство в спорт может иметь различные формы: от использования спортивных событий для достижения</text:span><text:span text:style-name="T11"> </text:span><text:span text:style-name="T12">политических целей до запрета участия спортсменов из определенных стран. Конфликты, возникающие на почве политики, угрожают не только спортивным мероприятиям, но и принципам честной игры, уважения культурных различий и сплоченности спортивного сообщества.</text:span></text:p>
      <text:p text:style-name="P22"><text:span text:style-name="T12">Исторически спорт и политика являются тесно, связанными друг с другом, понятиями в силу того, что большой спорт предполагает конкуренцию и борьбу между представителями и командами различных стран, способом формирования имиджа государства на международной арене. Тем не менее, в последние десятилетия можно наблюдать укрепление влияния политики на сферу большого спорта, что, безусловно, отрицательно влияет на справедливость проводимых соревнований и беспристрастность в выставлении оценок.</text:span></text:p>
      <text:p text:style-name="P22"><text:span text:style-name="T12">Актуальность данной проблемы обусловлена необходимостью изучения степени взаимосвязи политических процессов и спорта высших достижений. Как показывает практика последних лет, сохраняется тенденция усиления взаимосвязи политики и спорта. Данный факт, в частности, демонстрирует усиление антидопингового контроля в отношении российских спортсменов после начала российско-украинского кризиса, а также взятие курса на изоляцию российского спортивного сообщества от международного спорта.</text:span></text:p>
      <text:p text:style-name="P22"><text:soft-page-break/><text:span text:style-name="T12">В мировой истории проблема влияния политики на большой спорт затрагивалась и ранее. В частности, в 1964 г. во время проведения первого официального олимпийского научного конгресса функционировала отдельная рабочая секция,которая была посвящена большому спорту и политике. Также, на 35-й сессии Международной олимпийской академии проблема политизации спорта активно обсуждалась в рамках темы «Спорт, олимпизм и политика». Обсуждались также планы о создании спортивного направления политологической науки.</text:span></text:p>
      <text:p text:style-name="P22"><text:span text:style-name="T12">Связь спорта и политики диктуется прежде всего тем фактом, что мероприятия большого спорта являются событиями, привлекающими большие массы людей в самых разных частях мира. Такой широкий охват спортивных соревнований преобразует их в площадки для трансляции определенных политических взглядов, а также осуществления противостояния между политическими факторами.</text:span></text:p>
      <text:p text:style-name="P22"><text:span text:style-name="T12">Безусловно, взаимосвязь спорта и политики является очевидной, однако, существует несколько видов воздействия политических процессов на большой спорт и спортивную общественность. Грачев С. И. и Аксянов А. С выделяют следующие способы влияния политической игры на спорт: использование спортивных соревнований в качестве платформы для выражения недовольства политическими решениями; бойкотирование спортивных мероприятий в силу разногласий на международной арене; использование масштабных спортивных мероприятий террористическими или другими криминальными группировками, а также негосударственными игроками для проведения террористических актов [7].</text:span></text:p>
      <text:p text:style-name="P22"><text:span text:style-name="T12">В рамках первого способа крупные спортивные мероприятия,</text:span><text:span text:style-name="T11"> </text:span><text:span text:style-name="T12">проводимые на территории государства или за его пределами, могут быть использованы в качестве площадки для выражения недовольства политическими решениями и озабоченности существующими в стране проблемами, а также для критики власти. Чаще всего такие действия </text:span><text:soft-page-break/><text:span text:style-name="T12">совершаются со стороны оппозиции действующей власти. Первый способ воздействия политических процессов на большой спорт можно наблюдать практически перед каждым крупным международным событием.</text:span></text:p>
      <text:p text:style-name="P22"><text:span text:style-name="T12">Например, в 2019 году во Франции произошли беспорядки на фоне выхода команды Алжира в полуфинал Кубка Африки по футболу. Данное событие сопровождалось глубоким осуждением со стороны оппозиционных сил. В частности, лидер оппозиционной партии Национальный фронт, Марин Ле Пен, заявила, что произошедшие беспорядки являются результатом неэффективной миграционной политики, проводимой французским правительством </text:span><text:span text:style-name="T14">[7]</text:span><text:span text:style-name="T12">.</text:span></text:p>
      <text:p text:style-name="P22"><text:span text:style-name="T12">Второй способ воздействия политики на спорт, бойкотирование, может выражаться как в прямом объявлении бойкота, так и в виде призыва к нему. Призывать к бойкоту могут как официальные государственные деятели, так и неофициальные. Иногда бойкотировать соревнования могут сами спортсмены. Тем не менее, бойкот может считать политически мотивированным только в случае, если происходит демонстрация политического фактора отказа.</text:span></text:p>
      <text:p text:style-name="P22"><text:span text:style-name="T12">В мировой истории существует хороший пример, демонстрирующий применение бойкотирования спортивных мероприятий — Московская Олимпиада 1980 г., проводимая на фоне обострения отношений стран Организации Варшавского Договора и НАТО после введения советских войск в Афганистан в 1979 году. Протест этому решению выразили многие страны НАТО и Движения Неприсоединения, в частности Канада, США, Турция, Египет. В общей сложности 65 стран отказалось ехать на летние Игры в Москве на фоне политического протеста </text:span><text:span text:style-name="T14">[7]</text:span><text:span text:style-name="T12">.</text:span></text:p>
      <text:p text:style-name="P22"><text:span text:style-name="T12">В современном мире международный терроризм является частью мирового политического процесса. Использование спортивных мероприятий для проведения террористических актов происходит, в основном, из-за того, что все крупные спортивные соревнования являются объектами скопления </text:span><text:soft-page-break/><text:span text:style-name="T12">больших масс людей и транслируются на большую международную аудиторию. Таким образом, спортивные мероприятия становятся объектами криминогенных устремлений со стороны деструктивных элементов, организаций, группировок и используются для распространения своих политических требований.</text:span></text:p>
      <text:p text:style-name="P22"><text:span text:style-name="T12">Наиболее известным примером осуществления террористических актов на спортивных мероприятиях является Олимпиада 1972 года в Мюнхене, являющаяся одним из кульминационных моментов затяжного израильско-палестинского конфликта. В ходе проведения Олимпиады представители палестинской террористической организации «Черный сентябрь» проникли в резиденцию Израиля в Олимпийской деревне, где застрелили двоих представителей израильской команды и взяли в заложники еще девять. Основным требованием террористов являлось освобождение содержащихся в израильских тюрьмах представителей «Организации освобождения Палестины». В результате теракта погибли 14 человек </text:span><text:span text:style-name="T14">[7]</text:span><text:span text:style-name="T12">.</text:span></text:p>
      <text:p text:style-name="P22"><text:span text:style-name="T12">Существует также и другой способ воздействия политических процессов на большой спорт, который напрямую является отражением состояния международных отношений. Такой механизм заключается в дисквалификации или отстранения команд или отдельных спортсменов определенной страны от участия в международных соревнованиях. Данный способ чаще всего применяется для выражения осуждения поведения определенного государства международным сообществом как во внутриполитической, так и во внешнеполитической сфере </text:span><text:span text:style-name="T14">[7]</text:span><text:span text:style-name="T12">.</text:span></text:p>
      <text:p text:style-name="P22"><text:span text:style-name="T12">За невмешательс</text:span><text:span text:style-name="T14">т</text:span><text:span text:style-name="T12">во политики в международный спорт отвечают такие организации, как: Международный Олимпийский Комитет (МОК) — является основным органом, ответственным за координацию олимпийского движения по всему миру. Его устав запрещает любую форму политического давления или вмешательства в олимпийские дела; Федерация международного футбола (ФИФА) — сосредоточивает усилия на развитии </text:span><text:soft-page-break/><text:span text:style-name="T12">футбола по всему миру и устойчиво выступает против политического вмешательства в футбольные дела; Международная федерация легкой атлетики (IAAF) — работает в направлении развития легкой атлетики и обеспечения честности и независимости судейства и рассмотрения допинг-проблем; Всемирная антидопинговая агентство (WADA) — занимается борьбой с допингом в спорте и проведением тестирования спортсменов на запрещенные вещества. Организация стремится к честной игре без политического влияния и другие.</text:span></text:p>
      <text:p text:style-name="P22"><text:span text:style-name="T12">После начала проведения Российской Федерацией «специальной военной операции» на Украине в феврале 2022 года для российского спорта настали трудные времена. После опубликования рекомендаций Международного Олимпийского Комитета многие российские спортсмены и спортивные команды были отстранены от участия в международных соревнованиях. В особенности такие решения коснулись футбола, хоккея, лыжных видов спорта, фигурного катания</text:span><text:span text:style-name="T11"> </text:span><text:span text:style-name="T12">и конькобежного спорта, легкой атлетики и баскетбола. В остальных видах спорта, например, в плавании, за российскими спортсменами сохранили право участия в международных соревнованиях, однако, теперь это можно осуществить только под нейтральным флагом.</text:span></text:p>
      <text:p text:style-name="P22"><text:span text:style-name="T12">В международном спортивном сообществе ведутся активные споры насчет того, насколько уместным является столь сильное внедрение политических процессов в спорт высших достижений и являются ли такие решения правомерными. Тем не менее, изоляция российского спорта от международного только сильнее доказывает тот факт, что политические процессы оказывают огромное влияние на сферу спорта высших достижений и последствия принимаемых правительствами политических решений могут сказаться не только на состоянии межгосударственных отношений, но и на таких сферах, как культура и спорт, в частности </text:span><text:span text:style-name="T14">[7]</text:span><text:span text:style-name="T12">.</text:span></text:p>
      <text:p text:style-name="P22"><text:soft-page-break/><text:span text:style-name="T12">Таким образом, можно утверждать, что политические про</text:span><text:span text:style-name="T14">ц</text:span><text:span text:style-name="T12">ессы глубоко интегрированы в большой спорт. Такие характеристики большого спорта, как охват широкого круга зрителей и массовые скопления людей, делают спортивные мероприятия платформами для осуществления противостояния между политическими </text:span><text:span text:style-name="T14">группами</text:span><text:span text:style-name="T12">, осуждения и критики действующей власти, а также проведения терактов, политического шантажа и так далее. Данный факт, безусловно, делает большой спорт не только социокультурным явлением, но и политическим.</text:span></text:p>
      <text:h text:style-name="P20" text:outline-level="1"><text:bookmark-start text:name="__RefHeading___Toc784_1479585925"/><text:bookmark text:name="__RefHeading___Toc4980_1485001305"/>Заключение<text:bookmark-end text:name="__RefHeading___Toc784_1479585925"/></text:h>
      <text:p text:style-name="P22"><text:span text:style-name="T12">Таким образом, можно утверждать, что современное международное спортивное движение сталкивается с рядом комплексных проблем, которые влияют не только на сам спорт, но и на его участников — спортсменов и государств, принимающих активное участие в организации и проведении спортивных мероприятий. Для решения проблем применяются самые разнообразные меры, направленные на предотвращение нарушений и усиления наказания за их свершение. За последние десятилетия международный спорт претерпел большие изменения, связанные с политической обстановкой в мире и другими глобальными кризисами. Международные организации стремятся сделать спорт наиболее «прозрачным» и честным, дабы спортсмены могли выступать за свою страну не боясь несправедливых оценок или фальшивых результатов.</text:span></text:p>
      <text:p text:style-name="P22"><text:span text:style-name="T12">Однако большинство проблем всё ещё остаются нерешёнными, что сильно сказывается на современном международном спортивном движении. Несмотря на гигантскую работу, проделанную всем миром для улучшения обстановки в международном спорте, требуется принятие новых мер, которые будут способствовать дальнейшему улучшению ситуации в современном международном спортивном движении.</text:span></text:p>
      <text:h text:style-name="P19" text:outline-level="1"><text:bookmark-start text:name="__RefHeading___Toc786_1479585925"/><text:bookmark text:name="__RefHeading___Toc4982_1485001305"/><text:span text:style-name="T17">Список использованных источников</text:span><text:bookmark-end text:name="__RefHeading___Toc786_1479585925"/></text:h>
      <text:p text:style-name="P22"><text:span text:style-name="T12">1. Коррупция в спорте и меры по борьбе с ней [Электронный ресурс]: Антикоррупционный центр НИУ ВШЭ - </text:span><text:a xlink:type="simple" xlink:href="https://anticor.hse.ru/" text:style-name="Internet_20_link" text:visited-style-name="Visited_20_Internet_20_Link"><text:span text:style-name="T18">https://anticor.hse.ru/</text:span></text:a><text:span text:style-name="T11"> </text:span><text:span text:style-name="T12">- 2024 — Режим доступа: </text:span><text:a xlink:type="simple" xlink:href="https://anticor.hse.ru/main/news_page/korruptsiya_v_sporte_i_mery_po_borbe_s_ney" text:style-name="Internet_20_link" text:visited-style-name="Visited_20_Internet_20_Link"><text:span text:style-name="T18">https://anticor.hse.ru/main/news_page/korruptsiya_v_sporte_i_mery_po_borbe_s_ney</text:span></text:a><text:span text:style-name="T12">, свободный.</text:span></text:p>
      <text:p text:style-name="P22"><text:span text:style-name="T12">2. Глобальный доклад о корупции в спорте [Электронный ресурс]: United Nations Office on Drugs and Crime - </text:span><text:a xlink:type="simple" xlink:href="https://www.unodc.org/unodc/index.html" text:style-name="Internet_20_link" text:visited-style-name="Visited_20_Internet_20_Link"><text:span text:style-name="T18">https://www.unodc.org/unodc/index.html</text:span></text:a><text:span text:style-name="T11"> </text:span><text:span text:style-name="T12">- 2024 — Режим доступа: </text:span><text:a xlink:type="simple" xlink:href="https://www.unodc.org/res/safeguardingsport/grcs/2203222_SPORTS_rus_Part_3.pdf" text:style-name="Internet_20_link" text:visited-style-name="Visited_20_Internet_20_Link"><text:span text:style-name="T18">https://www.unodc.org/res/safeguardingsport/grcs/2203222_SPORTS_rus_Part_3.pdf</text:span></text:a><text:span text:style-name="T12">, свободный.</text:span></text:p>
      <text:p text:style-name="P22"><text:span text:style-name="T12">3. Правовое регулирование борьбы с допингом на международном и национальном уровнях [Электронный ресурс]: Научная электронная библиотека «КиберЛенинка» - </text:span><text:a xlink:type="simple" xlink:href="https://cyberleninka.ru/" text:style-name="Internet_20_link" text:visited-style-name="Visited_20_Internet_20_Link"><text:span text:style-name="T18">https://cyberleninka.ru/</text:span></text:a><text:span text:style-name="T11"> </text:span><text:span text:style-name="T12">- 2024 — Режим доступа: </text:span><text:a xlink:type="simple" xlink:href="https://cyberleninka.ru/article/n/pravovoe-regulirovanie-borby-s-dopingom-na-mezhdunarodnom-i-natsionalnom-urovnyah" text:style-name="Internet_20_link" text:visited-style-name="Visited_20_Internet_20_Link"><text:span text:style-name="T18">https://cyberleninka.ru/article/n/pravovoe-regulirovanie-borby-s-dopingom-na-mezhdunarodnom-i-natsionalnom-urovnyah</text:span></text:a><text:span text:style-name="T12">, свободный.</text:span></text:p>
      <text:p text:style-name="P22"><text:span text:style-name="T12">4. "Трудовой кодекс Российской Федерации" от 30.12.2001 N 197-ФЗ (ред. От 08.08.2024) [Электронный ресурс]: КонсюльтантПлюс</text:span><text:span text:style-name="T11"> </text:span><text:span text:style-name="T12">- </text:span><text:a xlink:type="simple" xlink:href="https://www.consultant.ru/" text:style-name="Internet_20_link" text:visited-style-name="Visited_20_Internet_20_Link"><text:span text:style-name="T18">https://www.consultant.ru/</text:span></text:a><text:span text:style-name="T11"> </text:span><text:span text:style-name="T12">- 2024 — Режим доступа: </text:span><text:a xlink:type="simple" xlink:href="https://www.consultant.ru/document/cons_doc_LAW_34683/" text:style-name="Internet_20_link" text:visited-style-name="Visited_20_Internet_20_Link"><text:span text:style-name="T18">https://www.consultant.ru/document/cons_doc_LAW_34683/</text:span></text:a><text:span text:style-name="T12">, свободный.</text:span></text:p>
      <text:p text:style-name="P22"><text:span text:style-name="T12">5. "Уголовный кодекс Российской Федерации" от 13.06.1996 N 63-ФЗ (ред. От 25.10.2024) [Электронный ресурс]: КонсюльтантПлюс</text:span><text:span text:style-name="T11"> </text:span><text:span text:style-name="T12">- </text:span><text:a xlink:type="simple" xlink:href="https://www.consultant.ru/" text:style-name="Internet_20_link" text:visited-style-name="Visited_20_Internet_20_Link"><text:span text:style-name="T18">https://www.consultant.ru/</text:span></text:a><text:span text:style-name="T11"> </text:span><text:span text:style-name="T12">- 2024 — Режим доступа: </text:span><text:a xlink:type="simple" xlink:href="https://www.consultant.ru/document/cons_doc_LAW_10699/" text:style-name="Internet_20_link" text:visited-style-name="Visited_20_Internet_20_Link"><text:span text:style-name="T18">https://www.consultant.ru/document/cons_doc_LAW_10699/</text:span></text:a><text:span text:style-name="T12">, свободный.</text:span></text:p>
      <text:p text:style-name="P22"><text:span text:style-name="T12">6. "Кодекс Российской Федерации об административных правонарушениях" от 30.12.2001 N 195-ФЗ (ред. От 29.10.2024) [Электронный ресурс]: КонсюльтантПлюс - </text:span><text:a xlink:type="simple" xlink:href="https://www.consultant.ru/" text:style-name="Internet_20_link" text:visited-style-name="Visited_20_Internet_20_Link"><text:span text:style-name="T18">https://www.consultant.ru/</text:span></text:a><text:span text:style-name="T11"> </text:span><text:span text:style-name="T12">- 2024 — Режим доступа: </text:span><text:a xlink:type="simple" xlink:href="https://www.consultant.ru/document/cons_doc_LAW_34661/" text:style-name="Internet_20_link" text:visited-style-name="Visited_20_Internet_20_Link"><text:span text:style-name="T18">https://www.consultant.ru/document/cons_doc_LAW_34661/</text:span></text:a><text:span text:style-name="T12">, свободный.</text:span></text:p>
      <text:p text:style-name="P22"><text:soft-page-break/><text:span text:style-name="T12">7. Спорт как инструмент политической борьбы в международных отношениях [Электронный ресурс]: Сетевое издание «Международный студенческий научный вестник» - </text:span><text:a xlink:type="simple" xlink:href="https://eduherald.ru/" text:style-name="Internet_20_link" text:visited-style-name="Visited_20_Internet_20_Link"><text:span text:style-name="T18">https://eduherald.ru/</text:span></text:a><text:span text:style-name="T16"> </text:span><text:span text:style-name="T12">- 2024 — Режим доступа: </text:span><text:a xlink:type="simple" xlink:href="https://s.eduherald.ru/pdf/2016/2/15873.pdf" text:style-name="Internet_20_link" text:visited-style-name="Visited_20_Internet_20_Link"><text:span text:style-name="T18">https://s.eduherald.ru/pdf/2016/2/15873.pdf</text:span></text:a><text:span text:style-name="T12">, свободны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25cm" style:type="center"/>
          <style:tab-stop style:position="16.501cm" style:type="right"/>
        </style:tab-stops>
      </style:paragraph-properties>
      <style:text-properties fo:hyphenate="false" fo:hyphenation-remain-char-count="2" fo:hyphenation-push-char-count="2" loext:hyphenation-no-caps="false"/>
    </style:style>
    <style:style style:name="Footer" style:family="paragraph" style:parent-style-name="Header_20_and_20_Footer" style:class="extra">
      <style:paragraph-properties fo:hyphenation-ladder-count="no-limit"/>
      <style:text-properties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501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next-style-name="MP0"/>
    <style:master-page style:name="MP0" style:page-layout-name="Mpm3" draw:style-name="Mdp1">
      <style:footer>
        <text:p text:style-name="MP1"><text:page-number text:select-page="current">25</text:page-number></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7:02:07.286239149</meta:creation-date>
    <dc:date>2024-12-05T18:44:45.837278057</dc:date>
    <meta:editing-duration>PT1H11M23S</meta:editing-duration>
    <meta:editing-cycles>4</meta:editing-cycles>
    <meta:generator>LibreOffice/7.3.7.2$Linux_X86_64 LibreOffice_project/30$Build-2</meta:generator>
    <meta:document-statistic meta:table-count="0" meta:image-count="0" meta:object-count="0" meta:page-count="25" meta:paragraph-count="105" meta:word-count="4092" meta:character-count="33625" meta:non-whitespace-character-count="29614"/>
  </office:meta>
</office:document-meta>
</file>